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style:font-name-complex="Calibri"/>
    </style:style>
    <style:style style:name="T3" style:parent-style-name="Absatz-Standardschriftart" style:family="text">
      <style:text-properties style:font-name-complex="Calibri"/>
    </style:style>
    <style:style style:name="T4" style:parent-style-name="Absatz-Standardschriftart" style:family="text">
      <style:text-properties style:font-name-complex="Calibri" fo:color="#4472C4"/>
    </style:style>
    <style:style style:name="T5" style:parent-style-name="Absatz-Standardschriftart" style:family="text">
      <style:text-properties style:font-name-complex="Calibri" fo:color="#4472C4" fo:font-size="14pt" style:font-size-asian="14pt" style:font-size-complex="14pt"/>
    </style:style>
    <style:style style:name="T6" style:parent-style-name="Absatz-Standardschriftart" style:family="text">
      <style:text-properties style:font-name-complex="Calibri" fo:color="#4472C4" fo:font-size="14pt" style:font-size-asian="14pt" style:font-size-complex="14pt" fo:background-color="#FFFFFF"/>
    </style:style>
    <style:style style:name="P7" style:parent-style-name="Standard" style:family="paragraph">
      <style:text-properties style:font-name-complex="Calibri" fo:color="#4472C4" fo:background-color="#FFFFFF"/>
    </style:style>
    <style:style style:name="P8" style:parent-style-name="Standard" style:family="paragraph">
      <style:text-properties style:font-name-complex="Calibri" fo:color="#4472C4"/>
    </style:style>
    <style:style style:name="P9" style:parent-style-name="Standard" style:family="paragraph">
      <style:text-properties style:font-name-complex="Calibri"/>
    </style:style>
    <style:style style:name="P10" style:parent-style-name="Standard" style:family="paragraph">
      <style:text-properties style:font-name-complex="Calibri"/>
    </style:style>
    <style:style style:name="P11" style:parent-style-name="Standard" style:family="paragraph">
      <style:text-properties style:font-name-complex="Calibri"/>
    </style:style>
    <style:style style:name="P12" style:parent-style-name="Standard" style:family="paragraph">
      <style:text-properties style:font-name-complex="Calibri"/>
    </style:style>
    <style:style style:name="P13" style:parent-style-name="Standard" style:family="paragraph">
      <style:text-properties style:font-name-complex="Calibri"/>
    </style:style>
    <style:style style:name="P14" style:parent-style-name="Standard" style:family="paragraph">
      <style:text-properties style:font-name-complex="Calibri"/>
    </style:style>
    <style:style style:name="P15" style:parent-style-name="Standard" style:family="paragraph">
      <style:text-properties style:font-name-complex="Calibri"/>
    </style:style>
    <style:style style:name="P16" style:parent-style-name="Standard" style:family="paragraph">
      <style:text-properties style:font-name-complex="Calibri"/>
    </style:style>
    <style:style style:name="P17" style:parent-style-name="Standard" style:family="paragraph">
      <style:text-properties style:font-name-complex="Calibri"/>
    </style:style>
    <style:style style:name="P18" style:parent-style-name="Standard" style:family="paragraph">
      <style:text-properties style:font-name-complex="Calibri"/>
    </style:style>
    <style:style style:name="P19" style:parent-style-name="Standard" style:family="paragraph">
      <style:text-properties style:font-name-complex="Calibri"/>
    </style:style>
    <style:style style:name="P20" style:parent-style-name="Standard" style:family="paragraph">
      <style:text-properties style:font-name-complex="Calibri"/>
    </style:style>
    <style:style style:name="P21" style:parent-style-name="Standard" style:family="paragraph">
      <style:text-properties style:font-name-complex="Calibri"/>
    </style:style>
    <style:style style:name="P22" style:parent-style-name="Standard" style:family="paragraph">
      <style:text-properties style:font-name-complex="Calibri"/>
    </style:style>
    <style:style style:name="P23" style:parent-style-name="Standard" style:family="paragraph">
      <style:text-properties style:font-name-complex="Calibri"/>
    </style:style>
    <style:style style:name="P24" style:parent-style-name="Standard" style:family="paragraph">
      <style:text-properties style:font-name-complex="Calibri"/>
    </style:style>
    <style:style style:name="P25" style:parent-style-name="Standard" style:family="paragraph">
      <style:text-properties style:font-name-complex="Calibri"/>
    </style:style>
    <style:style style:name="T26" style:parent-style-name="Absatz-Standardschriftart" style:family="text">
      <style:text-properties style:font-name-complex="Calibri"/>
    </style:style>
    <style:style style:name="T27" style:parent-style-name="Absatz-Standardschriftart" style:family="text">
      <style:text-properties style:font-name-complex="Calibri"/>
    </style:style>
    <style:style style:name="P28" style:parent-style-name="Standard" style:family="paragraph">
      <style:text-properties style:font-name-complex="Calibri"/>
    </style:style>
    <style:style style:name="P29" style:parent-style-name="Standard" style:family="paragraph">
      <style:text-properties style:font-name-complex="Calibri"/>
    </style:style>
    <style:style style:name="P30" style:parent-style-name="Standard" style:family="paragraph">
      <style:text-properties style:font-name-complex="Calibri"/>
    </style:style>
    <style:style style:name="P31" style:parent-style-name="Standard" style:family="paragraph">
      <style:text-properties style:font-name-complex="Calibri"/>
    </style:style>
    <style:style style:name="P32" style:parent-style-name="Standard" style:family="paragraph">
      <style:text-properties style:font-name-complex="Calibri"/>
    </style:style>
  </office:automatic-styles>
  <office:body>
    <office:text text:use-soft-page-breaks="true">
      <text:p text:style-name="P1"><text:span text:style-name="T2"><text:tab/></text:span><text:span text:style-name="T3"><text:tab/></text:span><text:span text:style-name="T4"><text:tab/></text:span><text:span text:style-name="T5">Bericht<text:s/></text:span><text:span text:style-name="T6">SARS-CoV-2-Pandemie</text:span></text:p>
      <text:p text:style-name="P7">Simone Krügel<text:tab/><text:tab/>Irina Tutaeva</text:p>
      <text:p text:style-name="P8"/>
      <text:p text:style-name="P9">In der App kann mit der Auswahl der Typen der Grunddatensatz festgelegt werden.</text:p>
      <text:p text:style-name="P10">Diese Auswahl stellt die Spalten des Datenmodells dar. Zum Beispiel wird der Typ „Geschlechter“ <text:s/>ausgewählt, sind die Spalten in diesem Fall „M“, „W“ und „Unbekannt“.<text:s/></text:p>
      <text:p text:style-name="P11">Das Feld „Falltypen“ stellt die Zeilen des Datenmodells dar. Dies ermöglicht die Auswahl von Daten die miteinander verglichen werden sollen. Für jeden Falltypen wird dann eine Zeile zum Datenmodell hinzugefügt.</text:p>
      <text:p text:style-name="P12">Beispielsweise werden die Falltypen „Todesfälle“ und „Genesen“ ausgewählt und als Typ „Geschlechter“, erhält man eine Tabelle mit drei Spalten, „M“, „W“ und „unbekannt“ und zwei Zeilen, wobei eine Zeile die „Todesfälle“ für jeweils „M“, „W“, und „unbekannt“ enthält und die andere Zeile enthält „genesen“ für „M“, „W“, und „unbekannt“.</text:p>
      <text:p text:style-name="P13">Die Spalten und Zeilen des Modells, werden entsprechend der Auswahl in Typen und Falltypen benannt.</text:p>
      <text:p text:style-name="P14">Mit dem Auswahlfeld „Darstellung“ kann man die Zieldarstellung wählen. Jede Darstellung stellt die Daten in einer unterschiedlichen Form mit unterschiedlichen Chart-Typen dar.</text:p>
      <text:p text:style-name="P15">Je nach gesuchter Information kann ein Chart-Typ aufschlussreicher sein als ein anderer, so bietet bei wenigen zu vergleichenden Datensätzen der Mosaik-Typ eine bessere und übersichtlichere Darstellung als dar Barplot, dieser hingegen eignet sich bei größeren Datenmengen besser, um die Relationen genauer betrachten zu können.</text:p>
      <text:p text:style-name="P16">Je nachdem welcher Typ bei der Spaltenauswahl ausgewählt wurde, können die Spalten des entsprechenden Typen durch Checkboxen aus- und eingeblendet werden.</text:p>
      <text:p text:style-name="P17">Zum Beispiel wird der Typ „Geschlechter“ ausgewählt, lassen sich „M“, „W“, und „unbekannt“ einzeln aktivieren und deaktivieren, um den Plot weiter zu filtern.</text:p>
      <text:p text:style-name="P18">Der Plot stellt Fälle, Todesfälle und Genesungen jeweils als einzelne Balken in entsprechenden Farben entweder horizontal oder vertikal dar.</text:p>
      <text:p text:style-name="P19">Betrachtet man das Merkmal Geschlecht, wird ersichtlich, dass mehr weibliche Merkmalsträger infiziert gewesen sind als männliche Merkmalsträger.</text:p>
      <text:p text:style-name="P20">Wird unter „Darstellung“ „Zeitreihe“ ausgewählt, werden die Zeitverläufe auf der x-Achse und die Fälle pro Zeiteinheit auf der y-Achse dargestellt.</text:p>
      <text:p text:style-name="P21">Davon sind ca. 95% genesen, während es bei ca. 5% nur wenige Todesfälle gab.<text:s/></text:p>
      <text:p text:style-name="P22">Unter den Todesfällen, sind etwas mehr männliche Personen zu verzeichnen.</text:p>
      <text:p text:style-name="P23">Bei den Altersgruppen, liegt die höchste Infektionsrate bei den 35-59 Jährigen, gefolgt von den 15-34 Jährigen. Die geringste Infektionsrate, ausgenommen die Altersgruppe „unbekannt“, welche in diesem Fall nicht interpretiert werden kann, ist bei den 0-4 Jährigen, dicht gefolgt von den Personen über 80, zu finden. Dies legt den Schluss nahe, dass diese Altersgruppen meist ein eher isoliertes Alltagsleben führen. Viele Kinder von 0-4 besuchen noch keine Kindertagesstätte und sind viel zuhause im engsten Personenkreis der Familie, während viele Personen über 80 ebenfalls alleine<text:s/><text:soft-page-break/>oder mit nur wenigen Kontakten ein eher isoliertes Leben führen und sich hauptsächlich in den eigenen vier Wänden aufhalten.</text:p>
      <text:p text:style-name="P24">Die Altersgruppen mit den für gewöhnlich aktivsten Lebensstilen, beeinflusst durch Beruf und Schule, also die 15-59-Jährigen, weisen auch die häufigsten Infektionen auf.<text:s/></text:p>
      <text:p text:style-name="P25">Die Todesfälle sind bei den Personen über 80 am höchsten, obwohl diese die zweit geringsten Infektionsfälle aufweisen. Daraus lässt sich schließen, das Covid-19 für diese Altersgruppe besonders gefährlich ist, während alle Altersgruppen unter 60 kaum Todesfälle verzeichnen.</text:p>
      <text:p text:style-name="Standard"><text:span text:style-name="T26">Die Mosaikplots veranschaulichen die Zusammenhänge zwischen der Anzahl von Genesenen und Verstorbenen und Bezirken, Geschlechtern und Altersgruppen. In Fällen mit Bezirken und Geschlechtern beträgt der Cramers V entsprechend 0,03425239 und 0,02189058, was Zusammenhang nah null bedeutet. Im Fall jedoch mit Altersgruppen ist der Cramers V deutlich höher – 0,2926537, was bedeutet, dass einen Zusammenhang zwischen den Merkmalen existiert.<text:s/></text:span></text:p>
      <text:p text:style-name="Standard"><text:span text:style-name="T27">Bezirke:</text:span></text:p>
      <text:p text:style-name="P28">Bei der Betrachtung von absoluten Zahlen ist die maximale Anzahl der Covid-19 Fälle nach Bezirken fällt auf den Bezirk Friedrichshain-Kreuzberg und beträgt 29290 Fälle. Die geringste Anzahl von Covid-19 Fällen 17089 wird im Bezirk Mitte beobachtet, was um 58,34% weniger als in Friedrichshain-Kreuzberg. Dabei wird die minimale Anzahl der Todesfälle in Friedrichshain-Kreuzberg registriert - 215 Todesfälle und die maximale Anzahl im Bezirk Tempelhof-Schöneberg - 581 Todesfälle.</text:p>
      <text:p text:style-name="P29">Bei der Korrelation mit der Bevölkerungsgröße werden auch die höchsten Fallzahlen im Bezirk Friedrichshain-Kreuzberg beobachtet, was 10% relative Häufigkeit beträgt. Die geringste relative Häufigkeit ist im Bezirk Lichtenberg – 5%. Die proportionale Betrachtung der Todesfälle mit der Bevölkerungsgröße stellt auch dar, dass die niedrigste Todesrate wird in Friedrichshain-Kreuzberg beobachtet – 0,073% und die höchste in Tempelhof-Schöneberg – 0,19%.</text:p>
      <text:p text:style-name="P30"/>
      <text:p text:style-name="P31"/>
      <text:p text:style-name="P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gnd-iwgdh3b" style:display-name="gnd-iwgdh3b"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wanpride</meta:initial-creator>
    <dc:creator>Swanpride</dc:creator>
    <meta:creation-date>2022-12-31T00:54:00Z</meta:creation-date>
    <dc:date>2023-01-08T18:28:00Z</dc:date>
    <meta:template xlink:href="Normal" xlink:type="simple"/>
    <meta:editing-cycles>13</meta:editing-cycles>
    <meta:editing-duration>PT0S</meta:editing-duration>
    <meta:document-statistic meta:page-count="2" meta:paragraph-count="9" meta:word-count="671" meta:character-count="4890" meta:row-count="35" meta:non-whitespace-character-count="4228"/>
  </office:meta>
</office:document-meta>
</file>